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S Sans Serif" svg:font-family="'MS Sans Serif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848cm"/>
    </style:style>
    <style:style style:name="co2" style:family="table-column">
      <style:table-column-properties fo:break-before="auto" style:column-width="5.472cm"/>
    </style:style>
    <style:style style:name="co3" style:family="table-column">
      <style:table-column-properties fo:break-before="auto" style:column-width="2.048cm"/>
    </style:style>
    <style:style style:name="co4" style:family="table-column">
      <style:table-column-properties fo:break-before="auto" style:column-width="2.335cm"/>
    </style:style>
    <style:style style:name="co5" style:family="table-column">
      <style:table-column-properties fo:break-before="auto" style:column-width="1.152cm"/>
    </style:style>
    <style:style style:name="co6" style:family="table-column">
      <style:table-column-properties fo:break-before="auto" style:column-width="3.104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PageStyle_5f_Bibelbund_5f_Abfrage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use-regular-expressions="false"/>
      <table:table table:name="Bibelbund_Abfrag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3" table:number-columns-repeated="2" table:default-cell-style-name="ce1"/>
        <table:table-column table:style-name="co3" table:number-columns-repeated="248" table:default-cell-style-name="Default"/>
        <table:table-row table:style-name="ro1">
          <table:table-cell office:value-type="string">
            <text:p>TITEL</text:p>
          </table:table-cell>
          <table:table-cell office:value-type="string">
            <text:p>VERFASSER</text:p>
          </table:table-cell>
          <table:table-cell office:value-type="string">
            <text:p>OBJEKT</text:p>
          </table:table-cell>
          <table:table-cell office:value-type="string">
            <text:p>NUMMER</text:p>
          </table:table-cell>
          <table:table-cell office:value-type="string">
            <text:p>SEITE</text:p>
          </table:table-cell>
          <table:table-cell table:style-name="ce1" office:value-type="string">
            <text:p>INTERNET</text:p>
          </table:table-cell>
          <table:table-cell office:value-type="string">
            <text:p>PC</text:p>
          </table:table-cell>
          <table:table-cell office:value-type="string">
            <text:p>KENNUNG</text:p>
          </table:table-cell>
          <table:table-cell table:number-columns-repeated="248"/>
        </table:table-row>
        <table:table-row table:style-name="ro1">
          <table:table-cell office:value-type="string">
            <text:p>Was bedeutet 1Timotheus 2,15 selig durch Kindergebären?</text:p>
          </table:table-cell>
          <table:table-cell office:value-type="string">
            <text:p>A. K.</text:p>
          </table:table-cell>
          <table:table-cell office:value-type="string">
            <text:p>Bibel+Gem</text:p>
          </table:table-cell>
          <table:table-cell office:value-type="string">
            <text:p>1972-4</text:p>
          </table:table-cell>
          <table:table-cell office:value-type="float" office:value="335">
            <text:p>335</text:p>
          </table:table-cell>
          <table:table-cell/>
          <table:table-cell office:value-type="string">
            <text:p>#C:\Bibelbund\reprint\BuG1972-4.pdf#</text:p>
          </table:table-cell>
          <table:table-cell office:value-type="string">
            <text:p>Bibelstudien &amp; Predigten</text:p>
          </table:table-cell>
          <table:table-cell table:number-columns-repeated="248"/>
        </table:table-row>
        <table:table-row table:style-name="ro1">
          <table:table-cell office:value-type="string">
            <text:p>Billy Graham: Eine Generation entdeckt Jesus.</text:p>
          </table:table-cell>
          <table:table-cell office:value-type="string">
            <text:p>A. K.</text:p>
          </table:table-cell>
          <table:table-cell office:value-type="string">
            <text:p>Bibel+Gem</text:p>
          </table:table-cell>
          <table:table-cell office:value-type="string">
            <text:p>1972-3</text:p>
          </table:table-cell>
          <table:table-cell office:value-type="float" office:value="228">
            <text:p>228</text:p>
          </table:table-cell>
          <table:table-cell/>
          <table:table-cell office:value-type="string">
            <text:p>#C:\Bibelbund\reprint\BuG1972-3.pdf#</text:p>
          </table:table-cell>
          <table:table-cell office:value-type="string">
            <text:p>Buchbesprechungen</text:p>
          </table:table-cell>
          <table:table-cell table:number-columns-repeated="248"/>
        </table:table-row>
        <table:table-row table:style-name="ro1">
          <table:table-cell office:value-type="string">
            <text:p>Dr. S. J. McMillen,"Vermeidbare Krankheiten".</text:p>
          </table:table-cell>
          <table:table-cell office:value-type="string">
            <text:p>A. K.</text:p>
          </table:table-cell>
          <table:table-cell office:value-type="string">
            <text:p>Bibel+Gem</text:p>
          </table:table-cell>
          <table:table-cell office:value-type="string">
            <text:p>1969-4</text:p>
          </table:table-cell>
          <table:table-cell office:value-type="float" office:value="420">
            <text:p>420</text:p>
          </table:table-cell>
          <table:table-cell/>
          <table:table-cell office:value-type="string">
            <text:p>#C:\Bibelbund\reprint\BuG1969-4.pdf#</text:p>
          </table:table-cell>
          <table:table-cell office:value-type="string">
            <text:p>Buchbesprechungen</text:p>
          </table:table-cell>
          <table:table-cell table:number-columns-repeated="248"/>
        </table:table-row>
        <table:table-row table:style-name="ro1">
          <table:table-cell office:value-type="string">
            <text:p>Hans Rohrbach, Anfechtungen und ihre Überwindungen.</text:p>
          </table:table-cell>
          <table:table-cell office:value-type="string">
            <text:p>A. K.</text:p>
          </table:table-cell>
          <table:table-cell office:value-type="string">
            <text:p>Bibel+Gem</text:p>
          </table:table-cell>
          <table:table-cell office:value-type="string">
            <text:p>1966-4</text:p>
          </table:table-cell>
          <table:table-cell office:value-type="float" office:value="319">
            <text:p>319</text:p>
          </table:table-cell>
          <table:table-cell/>
          <table:table-cell office:value-type="string">
            <text:p>#C:\Bibelbund\reprint\BuG1966-4.pdf#</text:p>
          </table:table-cell>
          <table:table-cell office:value-type="string">
            <text:p>Buchbesprechungen</text:p>
          </table:table-cell>
          <table:table-cell table:number-columns-repeated="248"/>
        </table:table-row>
        <table:table-row table:style-name="ro1">
          <table:table-cell office:value-type="string">
            <text:p>Kurt Weber: Bibelübersetzungen unter der Lupe.</text:p>
          </table:table-cell>
          <table:table-cell office:value-type="string">
            <text:p>A. K.</text:p>
          </table:table-cell>
          <table:table-cell office:value-type="string">
            <text:p>Bibel+Gem</text:p>
          </table:table-cell>
          <table:table-cell office:value-type="string">
            <text:p>1973-2</text:p>
          </table:table-cell>
          <table:table-cell office:value-type="float" office:value="267">
            <text:p>267</text:p>
          </table:table-cell>
          <table:table-cell/>
          <table:table-cell office:value-type="string">
            <text:p>#C:\Bibelbund\reprint\BuG1973-2.pdf#</text:p>
          </table:table-cell>
          <table:table-cell office:value-type="string">
            <text:p>Buchbesprechungen</text:p>
          </table:table-cell>
          <table:table-cell table:number-columns-repeated="248"/>
        </table:table-row>
        <table:table-row table:style-name="ro1">
          <table:table-cell office:value-type="string">
            <text:p>Martin Schacke, Von Sohnschaft, Herrlichkeit und Leben.</text:p>
          </table:table-cell>
          <table:table-cell office:value-type="string">
            <text:p>A. K.</text:p>
          </table:table-cell>
          <table:table-cell office:value-type="string">
            <text:p>Bibel+Gem</text:p>
          </table:table-cell>
          <table:table-cell office:value-type="string">
            <text:p>1966-3</text:p>
          </table:table-cell>
          <table:table-cell office:value-type="float" office:value="233">
            <text:p>233</text:p>
          </table:table-cell>
          <table:table-cell/>
          <table:table-cell office:value-type="string">
            <text:p>#C:\Bibelbund\reprint\BuG1966-3.pdf#</text:p>
          </table:table-cell>
          <table:table-cell office:value-type="string">
            <text:p>Buchbesprechungen</text:p>
          </table:table-cell>
          <table:table-cell table:number-columns-repeated="248"/>
        </table:table-row>
        <table:table-row table:style-name="ro1">
          <table:table-cell office:value-type="string">
            <text:p>René Monod: Koreas Beter</text:p>
          </table:table-cell>
          <table:table-cell office:value-type="string">
            <text:p>A. K.</text:p>
          </table:table-cell>
          <table:table-cell office:value-type="string">
            <text:p>Bibel+Gem</text:p>
          </table:table-cell>
          <table:table-cell office:value-type="string">
            <text:p>1970-2</text:p>
          </table:table-cell>
          <table:table-cell office:value-type="float" office:value="226">
            <text:p>226</text:p>
          </table:table-cell>
          <table:table-cell/>
          <table:table-cell office:value-type="string">
            <text:p>#C:\Bibelbund\reprint\BuG1970-2.pdf#</text:p>
          </table:table-cell>
          <table:table-cell office:value-type="string">
            <text:p>Buchbesprechungen</text:p>
          </table:table-cell>
          <table:table-cell table:number-columns-repeated="248"/>
        </table:table-row>
        <table:table-row table:style-name="ro1">
          <table:table-cell office:value-type="string">
            <text:p>Künneth/ Beyerhaus: Reich Gottes oder Weltgemeinschaft?</text:p>
          </table:table-cell>
          <table:table-cell office:value-type="string">
            <text:p>A.v.A.</text:p>
          </table:table-cell>
          <table:table-cell office:value-type="string">
            <text:p>Bibel+Gem</text:p>
          </table:table-cell>
          <table:table-cell office:value-type="string">
            <text:p>1975-3</text:p>
          </table:table-cell>
          <table:table-cell office:value-type="float" office:value="339">
            <text:p>339</text:p>
          </table:table-cell>
          <table:table-cell/>
          <table:table-cell office:value-type="string">
            <text:p>#C:\Bibelbund\reprint\BuG1975-3.pdf#</text:p>
          </table:table-cell>
          <table:table-cell office:value-type="string">
            <text:p>Buchbesprechungen</text:p>
          </table:table-cell>
          <table:table-cell table:number-columns-repeated="248"/>
        </table:table-row>
        <table:table-row table:style-name="ro1">
          <table:table-cell office:value-type="string">
            <text:p>Psychoboom und leere Kirchen. Sigmund Freud</text:p>
          </table:table-cell>
          <table:table-cell office:value-type="string">
            <text:p>Affeld, Burghard</text:p>
          </table:table-cell>
          <table:table-cell office:value-type="string">
            <text:p>Bibel+Gem</text:p>
          </table:table-cell>
          <table:table-cell office:value-type="string">
            <text:p>1988-3</text:p>
          </table:table-cell>
          <table:table-cell office:value-type="float" office:value="278">
            <text:p>278</text:p>
          </table:table-cell>
          <table:table-cell/>
          <table:table-cell office:value-type="string">
            <text:p>#C:\Bibelbund\reprint\BuG1988-3.pdf#</text:p>
          </table:table-cell>
          <table:table-cell office:value-type="string">
            <text:p>Zeitströmungen</text:p>
          </table:table-cell>
          <table:table-cell table:number-columns-repeated="248"/>
        </table:table-row>
        <table:table-row table:style-name="ro1">
          <table:table-cell office:value-type="string">
            <text:p>Warum bekehren sich Menschen? Bekehrung. Karl Barth. Synergismus</text:p>
          </table:table-cell>
          <table:table-cell office:value-type="string">
            <text:p>Afflerbach, Horst</text:p>
          </table:table-cell>
          <table:table-cell office:value-type="string">
            <text:p>Bibel+Gem</text:p>
          </table:table-cell>
          <table:table-cell office:value-type="string">
            <text:p>2000-2</text:p>
          </table:table-cell>
          <table:table-cell office:value-type="float" office:value="83">
            <text:p>83</text:p>
          </table:table-cell>
          <table:table-cell table:style-name="ce1" office:value-type="string">
            <text:p>#http://bibelbund.netzwerkplatz.de/htm/2000-2-083.htm#</text:p>
          </table:table-cell>
          <table:table-cell office:value-type="string">
            <text:p>#C:\Bibelbund\htm\2000-2-083.htm#</text:p>
          </table:table-cell>
          <table:table-cell office:value-type="string">
            <text:p>Bibelstudien &amp; Predigten</text:p>
          </table:table-cell>
          <table:table-cell table:number-columns-repeated="248"/>
        </table:table-row>
        <table:table-row table:style-name="ro1">
          <table:table-cell office:value-type="string">
            <text:p>Aufbruch zur immerwährenden Reformation.</text:p>
          </table:table-cell>
          <table:table-cell office:value-type="string">
            <text:p>Alder, Philipp</text:p>
          </table:table-cell>
          <table:table-cell office:value-type="string">
            <text:p>Bibel+Gem</text:p>
          </table:table-cell>
          <table:table-cell office:value-type="string">
            <text:p>1969-1</text:p>
          </table:table-cell>
          <table:table-cell office:value-type="float" office:value="109">
            <text:p>109</text:p>
          </table:table-cell>
          <table:table-cell/>
          <table:table-cell office:value-type="string">
            <text:p>#C:\Bibelbund\reprint\BuG1969-1.pdf#</text:p>
          </table:table-cell>
          <table:table-cell office:value-type="string">
            <text:p>Aktuelle Seite</text:p>
          </table:table-cell>
          <table:table-cell table:number-columns-repeated="248"/>
        </table:table-row>
        <table:table-row table:style-name="ro1">
          <table:table-cell office:value-type="string">
            <text:p>Bericht aus dem Sekretariat</text:p>
          </table:table-cell>
          <table:table-cell office:value-type="string">
            <text:p>Almassy, Annelene von</text:p>
          </table:table-cell>
          <table:table-cell office:value-type="string">
            <text:p>Bibel+Gem</text:p>
          </table:table-cell>
          <table:table-cell office:value-type="string">
            <text:p>1981-4</text:p>
          </table:table-cell>
          <table:table-cell office:value-type="float" office:value="428">
            <text:p>428</text:p>
          </table:table-cell>
          <table:table-cell/>
          <table:table-cell office:value-type="string">
            <text:p>#C:\Bibelbund\reprint\BuG1981-4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Bericht aus dem Sekretariat</text:p>
          </table:table-cell>
          <table:table-cell office:value-type="string">
            <text:p>Almassy, Annelene von</text:p>
          </table:table-cell>
          <table:table-cell office:value-type="string">
            <text:p>Bibel+Gem</text:p>
          </table:table-cell>
          <table:table-cell office:value-type="string">
            <text:p>1982-2</text:p>
          </table:table-cell>
          <table:table-cell office:value-type="float" office:value="195">
            <text:p>195</text:p>
          </table:table-cell>
          <table:table-cell/>
          <table:table-cell office:value-type="string">
            <text:p>#C:\Bibelbund\reprint\BuG1982-2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Bericht aus dem Sekretariat. 2. Bibelbundtagung Bad Salzuflen</text:p>
          </table:table-cell>
          <table:table-cell office:value-type="string">
            <text:p>Almassy, Annelene von</text:p>
          </table:table-cell>
          <table:table-cell office:value-type="string">
            <text:p>Bibel+Gem</text:p>
          </table:table-cell>
          <table:table-cell office:value-type="string">
            <text:p>1981-1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#C:\Bibelbund\reprint\BuG1981-1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Bericht aus dem Sekretariat. Bibelbundtag</text:p>
          </table:table-cell>
          <table:table-cell office:value-type="string">
            <text:p>Almassy, Annelene von</text:p>
          </table:table-cell>
          <table:table-cell office:value-type="string">
            <text:p>Bibel+Gem</text:p>
          </table:table-cell>
          <table:table-cell office:value-type="string">
            <text:p>1981-2</text:p>
          </table:table-cell>
          <table:table-cell office:value-type="float" office:value="193">
            <text:p>193</text:p>
          </table:table-cell>
          <table:table-cell/>
          <table:table-cell office:value-type="string">
            <text:p>#C:\Bibelbund\reprint\BuG1981-2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Bericht aus dem Sekretariat. Haupttagung in Frankfurt</text:p>
          </table:table-cell>
          <table:table-cell office:value-type="string">
            <text:p>Almassy, Annelene von</text:p>
          </table:table-cell>
          <table:table-cell office:value-type="string">
            <text:p>Bibel+Gem</text:p>
          </table:table-cell>
          <table:table-cell office:value-type="string">
            <text:p>1982-1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#C:\Bibelbund\reprint\BuG1982-1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Bericht aus dem Sekretariat. Tagestreffen Bad Liebenzell Oster-Bibelfreizeit</text:p>
          </table:table-cell>
          <table:table-cell office:value-type="string">
            <text:p>Almassy, Annelene von</text:p>
          </table:table-cell>
          <table:table-cell office:value-type="string">
            <text:p>Bibel+Gem</text:p>
          </table:table-cell>
          <table:table-cell office:value-type="string">
            <text:p>1981-3</text:p>
          </table:table-cell>
          <table:table-cell office:value-type="float" office:value="311">
            <text:p>311</text:p>
          </table:table-cell>
          <table:table-cell/>
          <table:table-cell office:value-type="string">
            <text:p>#C:\Bibelbund\reprint\BuG1981-3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Brief aus dem Sekretariat</text:p>
          </table:table-cell>
          <table:table-cell office:value-type="string">
            <text:p>Almassy, Annelene von</text:p>
          </table:table-cell>
          <table:table-cell office:value-type="string">
            <text:p>Bibel+Gem</text:p>
          </table:table-cell>
          <table:table-cell office:value-type="string">
            <text:p>1982-3</text:p>
          </table:table-cell>
          <table:table-cell office:value-type="float" office:value="316">
            <text:p>316</text:p>
          </table:table-cell>
          <table:table-cell/>
          <table:table-cell office:value-type="string">
            <text:p>#C:\Bibelbund\reprint\BuG1982-3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Brief aus dem Sekretariat</text:p>
          </table:table-cell>
          <table:table-cell office:value-type="string">
            <text:p>Almassy, Annelene von</text:p>
          </table:table-cell>
          <table:table-cell office:value-type="string">
            <text:p>Bibel+Gem</text:p>
          </table:table-cell>
          <table:table-cell office:value-type="string">
            <text:p>1983-2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#C:\Bibelbund\reprint\BuG1983-2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Brief aus dem Sekretariat. Haupttagung</text:p>
          </table:table-cell>
          <table:table-cell office:value-type="string">
            <text:p>Almassy, Annelene von</text:p>
          </table:table-cell>
          <table:table-cell office:value-type="string">
            <text:p>Bibel+Gem</text:p>
          </table:table-cell>
          <table:table-cell office:value-type="string">
            <text:p>1983-3</text:p>
          </table:table-cell>
          <table:table-cell office:value-type="float" office:value="324">
            <text:p>324</text:p>
          </table:table-cell>
          <table:table-cell/>
          <table:table-cell office:value-type="string">
            <text:p>#C:\Bibelbund\reprint\BuG1983-3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Brief aus dem Skretariat. Tagung in Amberg/Opf.</text:p>
          </table:table-cell>
          <table:table-cell office:value-type="string">
            <text:p>Almassy, Annelene von</text:p>
          </table:table-cell>
          <table:table-cell office:value-type="string">
            <text:p>Bibel+Gem</text:p>
          </table:table-cell>
          <table:table-cell office:value-type="string">
            <text:p>1982-4</text:p>
          </table:table-cell>
          <table:table-cell office:value-type="float" office:value="427">
            <text:p>427</text:p>
          </table:table-cell>
          <table:table-cell/>
          <table:table-cell office:value-type="string">
            <text:p>#C:\Bibelbund\reprint\BuG1982-4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Nachruf auf Kurt Bulgrin * Jeden Tag ein Klagelied weniger und ein Loblied mehr.</text:p>
          </table:table-cell>
          <table:table-cell office:value-type="string">
            <text:p>Almassy, Annelene von</text:p>
          </table:table-cell>
          <table:table-cell office:value-type="string">
            <text:p>Bibel+Gem</text:p>
          </table:table-cell>
          <table:table-cell office:value-type="string">
            <text:p>1985-4</text:p>
          </table:table-cell>
          <table:table-cell office:value-type="float" office:value="445">
            <text:p>445</text:p>
          </table:table-cell>
          <table:table-cell/>
          <table:table-cell office:value-type="string">
            <text:p>#C:\Bibelbund\reprint\BuG1985-4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Tagebuch des Sekretärs. Haupttagung in Bremen.</text:p>
          </table:table-cell>
          <table:table-cell office:value-type="string">
            <text:p>Almassy, Annelene von</text:p>
          </table:table-cell>
          <table:table-cell office:value-type="string">
            <text:p>Bibel+Gem</text:p>
          </table:table-cell>
          <table:table-cell office:value-type="string">
            <text:p>1973-4</text:p>
          </table:table-cell>
          <table:table-cell office:value-type="float" office:value="455">
            <text:p>455</text:p>
          </table:table-cell>
          <table:table-cell/>
          <table:table-cell office:value-type="string">
            <text:p>#C:\Bibelbund\reprint\BuG1973-4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Wort Gottes und Einheit. Johannes 17,20-21</text:p>
          </table:table-cell>
          <table:table-cell office:value-type="string">
            <text:p>Almassy, Annelene von</text:p>
          </table:table-cell>
          <table:table-cell office:value-type="string">
            <text:p>Bibel+Gem</text:p>
          </table:table-cell>
          <table:table-cell office:value-type="string">
            <text:p>1969-3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#C:\Bibelbund\reprint\BuG1969-3.pdf#</text:p>
          </table:table-cell>
          <table:table-cell office:value-type="string">
            <text:p>Bibelstudien &amp; Predigten</text:p>
          </table:table-cell>
          <table:table-cell table:number-columns-repeated="248"/>
        </table:table-row>
        <table:table-row table:style-name="ro1">
          <table:table-cell office:value-type="string">
            <text:p>Tagebuch des Sekretärs. Lehr- u. Bekenntnisevangelisat. in Bremen</text:p>
          </table:table-cell>
          <table:table-cell office:value-type="string">
            <text:p>Almassy, Arpad von</text:p>
          </table:table-cell>
          <table:table-cell office:value-type="string">
            <text:p>Bibel+Gem</text:p>
          </table:table-cell>
          <table:table-cell office:value-type="string">
            <text:p>1975-2</text:p>
          </table:table-cell>
          <table:table-cell office:value-type="float" office:value="192">
            <text:p>192</text:p>
          </table:table-cell>
          <table:table-cell/>
          <table:table-cell office:value-type="string">
            <text:p>#C:\Bibelbund\reprint\BuG1975-2.pdf#</text:p>
          </table:table-cell>
          <table:table-cell office:value-type="string">
            <text:p>Aktuelle Seite</text:p>
          </table:table-cell>
          <table:table-cell table:number-columns-repeated="248"/>
        </table:table-row>
        <table:table-row table:style-name="ro1">
          <table:table-cell office:value-type="string">
            <text:p>Bericht aus dem Sekretariat. Pfingstfreizeit Bibelbundtagung Odenwald</text:p>
          </table:table-cell>
          <table:table-cell office:value-type="string">
            <text:p>Almassy, Arpad von</text:p>
          </table:table-cell>
          <table:table-cell office:value-type="string">
            <text:p>Bibel+Gem</text:p>
          </table:table-cell>
          <table:table-cell office:value-type="string">
            <text:p>1980-3</text:p>
          </table:table-cell>
          <table:table-cell office:value-type="float" office:value="309">
            <text:p>309</text:p>
          </table:table-cell>
          <table:table-cell/>
          <table:table-cell office:value-type="string">
            <text:p>#C:\Bibelbund\reprint\BuG1980-3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Brief aus dem Sekratariat * Nachfolger für die Arbeit Passarge</text:p>
          </table:table-cell>
          <table:table-cell office:value-type="string">
            <text:p>Almassy, Arpad von</text:p>
          </table:table-cell>
          <table:table-cell office:value-type="string">
            <text:p>Bibel+Gem</text:p>
          </table:table-cell>
          <table:table-cell office:value-type="string">
            <text:p>1984-2</text:p>
          </table:table-cell>
          <table:table-cell office:value-type="float" office:value="229">
            <text:p>229</text:p>
          </table:table-cell>
          <table:table-cell/>
          <table:table-cell office:value-type="string">
            <text:p>#C:\Bibelbund\reprint\BuG1984-2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Brief aus dem Sekretariat * Osterbibelfreizeit Haupttagung Gießen</text:p>
          </table:table-cell>
          <table:table-cell office:value-type="string">
            <text:p>Almassy, Arpad von</text:p>
          </table:table-cell>
          <table:table-cell office:value-type="string">
            <text:p>Bibel+Gem</text:p>
          </table:table-cell>
          <table:table-cell office:value-type="string">
            <text:p>1984-3</text:p>
          </table:table-cell>
          <table:table-cell office:value-type="float" office:value="342">
            <text:p>342</text:p>
          </table:table-cell>
          <table:table-cell/>
          <table:table-cell office:value-type="string">
            <text:p>#C:\Bibelbund\reprint\BuG1984-3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Brief aus dem Sekretariat. Osterfreizeit ausgefallen Bremen</text:p>
          </table:table-cell>
          <table:table-cell office:value-type="string">
            <text:p>Almassy, Arpad von</text:p>
          </table:table-cell>
          <table:table-cell office:value-type="string">
            <text:p>Bibel+Gem</text:p>
          </table:table-cell>
          <table:table-cell office:value-type="string">
            <text:p>1984-1</text:p>
          </table:table-cell>
          <table:table-cell office:value-type="float" office:value="110">
            <text:p>110</text:p>
          </table:table-cell>
          <table:table-cell/>
          <table:table-cell office:value-type="string">
            <text:p>#C:\Bibelbund\reprint\BuG1984-1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Gründung eines Bibelbundes in Ungarn</text:p>
          </table:table-cell>
          <table:table-cell office:value-type="string">
            <text:p>Almassy, Arpad von</text:p>
          </table:table-cell>
          <table:table-cell office:value-type="string">
            <text:p>Bibel+Gem</text:p>
          </table:table-cell>
          <table:table-cell office:value-type="string">
            <text:p>1990-1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#C:\Bibelbund\reprint\BuG1990-1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Liebe Mitglieder und Freunde! Doppelnummer Külling</text:p>
          </table:table-cell>
          <table:table-cell office:value-type="string">
            <text:p>Almassy, Arpad von</text:p>
          </table:table-cell>
          <table:table-cell office:value-type="string">
            <text:p>Bibel+Gem</text:p>
          </table:table-cell>
          <table:table-cell office:value-type="string">
            <text:p>1980-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#C:\Bibelbund\reprint\BuG1980-1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Missionahaus für den Bibelbund. Tagebuch des Sekretärs</text:p>
          </table:table-cell>
          <table:table-cell office:value-type="string">
            <text:p>Almassy, Arpad von</text:p>
          </table:table-cell>
          <table:table-cell office:value-type="string">
            <text:p>Bibel+Gem</text:p>
          </table:table-cell>
          <table:table-cell office:value-type="string">
            <text:p>1972-4</text:p>
          </table:table-cell>
          <table:table-cell office:value-type="float" office:value="336">
            <text:p>336</text:p>
          </table:table-cell>
          <table:table-cell/>
          <table:table-cell office:value-type="string">
            <text:p>#C:\Bibelbund\reprint\BuG1972-4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Mitgliederversammlung Haupttagung in Frankfurt</text:p>
          </table:table-cell>
          <table:table-cell office:value-type="string">
            <text:p>Almassy, Arpad von</text:p>
          </table:table-cell>
          <table:table-cell office:value-type="string">
            <text:p>Bibel+Gem</text:p>
          </table:table-cell>
          <table:table-cell office:value-type="string">
            <text:p>1985-3</text:p>
          </table:table-cell>
          <table:table-cell office:value-type="float" office:value="334">
            <text:p>334</text:p>
          </table:table-cell>
          <table:table-cell/>
          <table:table-cell office:value-type="string">
            <text:p>#C:\Bibelbund\reprint\BuG1985-3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Mitteilungen aus dem Sekretariat. Tagung in Hagen</text:p>
          </table:table-cell>
          <table:table-cell office:value-type="string">
            <text:p>Almassy, Arpad von</text:p>
          </table:table-cell>
          <table:table-cell office:value-type="string">
            <text:p>Bibel+Gem</text:p>
          </table:table-cell>
          <table:table-cell office:value-type="string">
            <text:p>1985-1</text:p>
          </table:table-cell>
          <table:table-cell office:value-type="float" office:value="110">
            <text:p>110</text:p>
          </table:table-cell>
          <table:table-cell/>
          <table:table-cell office:value-type="string">
            <text:p>#C:\Bibelbund\reprint\BuG1985-1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Mitteilungen. Aus dem Tagebuch des Sekretärs.</text:p>
          </table:table-cell>
          <table:table-cell office:value-type="string">
            <text:p>Almassy, Arpad von</text:p>
          </table:table-cell>
          <table:table-cell office:value-type="string">
            <text:p>Bibel+Gem</text:p>
          </table:table-cell>
          <table:table-cell office:value-type="string">
            <text:p>1971-1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#C:\Bibelbund\reprint\BuG1971-1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Tagebuch des Sekretärs</text:p>
          </table:table-cell>
          <table:table-cell office:value-type="string">
            <text:p>Almassy, Arpad von</text:p>
          </table:table-cell>
          <table:table-cell office:value-type="string">
            <text:p>Bibel+Gem</text:p>
          </table:table-cell>
          <table:table-cell office:value-type="string">
            <text:p>1973-3</text:p>
          </table:table-cell>
          <table:table-cell office:value-type="float" office:value="357">
            <text:p>357</text:p>
          </table:table-cell>
          <table:table-cell/>
          <table:table-cell office:value-type="string">
            <text:p>#C:\Bibelbund\reprint\BuG1973-3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Tagebuch des Sekretärs</text:p>
          </table:table-cell>
          <table:table-cell office:value-type="string">
            <text:p>Almassy, Arpad von</text:p>
          </table:table-cell>
          <table:table-cell office:value-type="string">
            <text:p>Bibel+Gem</text:p>
          </table:table-cell>
          <table:table-cell office:value-type="string">
            <text:p>1976-2</text:p>
          </table:table-cell>
          <table:table-cell office:value-type="float" office:value="221">
            <text:p>221</text:p>
          </table:table-cell>
          <table:table-cell/>
          <table:table-cell office:value-type="string">
            <text:p>#C:\Bibelbund\reprint\BuG1976-2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Tagebuch des Sekretärs</text:p>
          </table:table-cell>
          <table:table-cell office:value-type="string">
            <text:p>Almassy, Arpad von</text:p>
          </table:table-cell>
          <table:table-cell office:value-type="string">
            <text:p>Bibel+Gem</text:p>
          </table:table-cell>
          <table:table-cell office:value-type="string">
            <text:p>1977-2</text:p>
          </table:table-cell>
          <table:table-cell office:value-type="float" office:value="195">
            <text:p>195</text:p>
          </table:table-cell>
          <table:table-cell/>
          <table:table-cell office:value-type="string">
            <text:p>#C:\Bibelbund\reprint\BuG1977-2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Tagebuch des Sekretärs</text:p>
          </table:table-cell>
          <table:table-cell office:value-type="string">
            <text:p>Almassy, Arpad von</text:p>
          </table:table-cell>
          <table:table-cell office:value-type="string">
            <text:p>Bibel+Gem</text:p>
          </table:table-cell>
          <table:table-cell office:value-type="string">
            <text:p>1977-3</text:p>
          </table:table-cell>
          <table:table-cell office:value-type="float" office:value="357">
            <text:p>357</text:p>
          </table:table-cell>
          <table:table-cell/>
          <table:table-cell office:value-type="string">
            <text:p>#C:\Bibelbund\reprint\BuG1977-3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Tagebuch des Sekretärs</text:p>
          </table:table-cell>
          <table:table-cell office:value-type="string">
            <text:p>Almassy, Arpad von</text:p>
          </table:table-cell>
          <table:table-cell office:value-type="string">
            <text:p>Bibel+Gem</text:p>
          </table:table-cell>
          <table:table-cell office:value-type="string">
            <text:p>1978-1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#C:\Bibelbund\reprint\BuG1978-1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Tagebuch des Sekretärs</text:p>
          </table:table-cell>
          <table:table-cell office:value-type="string">
            <text:p>Almassy, Arpad von</text:p>
          </table:table-cell>
          <table:table-cell office:value-type="string">
            <text:p>Bibel+Gem</text:p>
          </table:table-cell>
          <table:table-cell office:value-type="string">
            <text:p>1979-1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#C:\Bibelbund\reprint\BuG1979-1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Tagebuch des Sekretärs und Mitteilungen.</text:p>
          </table:table-cell>
          <table:table-cell office:value-type="string">
            <text:p>Almassy, Arpad von</text:p>
          </table:table-cell>
          <table:table-cell office:value-type="string">
            <text:p>Bibel+Gem</text:p>
          </table:table-cell>
          <table:table-cell office:value-type="string">
            <text:p>1973-1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#C:\Bibelbund\reprint\BuG1973-1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Tagebuch des Sekretärs.</text:p>
          </table:table-cell>
          <table:table-cell office:value-type="string">
            <text:p>Almassy, Arpad von</text:p>
          </table:table-cell>
          <table:table-cell office:value-type="string">
            <text:p>Bibel+Gem</text:p>
          </table:table-cell>
          <table:table-cell office:value-type="string">
            <text:p>1974-2</text:p>
          </table:table-cell>
          <table:table-cell office:value-type="float" office:value="164">
            <text:p>164</text:p>
          </table:table-cell>
          <table:table-cell/>
          <table:table-cell office:value-type="string">
            <text:p>#C:\Bibelbund\reprint\BuG1974-2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Tagebuch des Sekretärs. <text:s text:c="3"/>Letzte Tagung 15./16.11.75 Schweiz</text:p>
          </table:table-cell>
          <table:table-cell office:value-type="string">
            <text:p>Almassy, Arpad von</text:p>
          </table:table-cell>
          <table:table-cell office:value-type="string">
            <text:p>Bibel+Gem</text:p>
          </table:table-cell>
          <table:table-cell office:value-type="string">
            <text:p>1976-1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#C:\Bibelbund\reprint\BuG1976-1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Tagebuch des Sekretärs. <text:s/>Nachrichten aus Chile</text:p>
          </table:table-cell>
          <table:table-cell office:value-type="string">
            <text:p>Almassy, Arpad von</text:p>
          </table:table-cell>
          <table:table-cell office:value-type="string">
            <text:p>Bibel+Gem</text:p>
          </table:table-cell>
          <table:table-cell office:value-type="string">
            <text:p>1978-3</text:p>
          </table:table-cell>
          <table:table-cell office:value-type="float" office:value="310">
            <text:p>310</text:p>
          </table:table-cell>
          <table:table-cell/>
          <table:table-cell office:value-type="string">
            <text:p>#C:\Bibelbund\reprint\BuG1978-3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Tagebuch des Sekretärs. Biblischer Unterricht.</text:p>
          </table:table-cell>
          <table:table-cell office:value-type="string">
            <text:p>Almassy, Arpad von</text:p>
          </table:table-cell>
          <table:table-cell office:value-type="string">
            <text:p>Bibel+Gem</text:p>
          </table:table-cell>
          <table:table-cell office:value-type="string">
            <text:p>1973-2</text:p>
          </table:table-cell>
          <table:table-cell office:value-type="float" office:value="260">
            <text:p>260</text:p>
          </table:table-cell>
          <table:table-cell/>
          <table:table-cell office:value-type="string">
            <text:p>#C:\Bibelbund\reprint\BuG1973-2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Tagebuch des Sekretärs. Chile.</text:p>
          </table:table-cell>
          <table:table-cell office:value-type="string">
            <text:p>Almassy, Arpad von</text:p>
          </table:table-cell>
          <table:table-cell office:value-type="string">
            <text:p>Bibel+Gem</text:p>
          </table:table-cell>
          <table:table-cell office:value-type="string">
            <text:p>1977-4</text:p>
          </table:table-cell>
          <table:table-cell office:value-type="float" office:value="487">
            <text:p>487</text:p>
          </table:table-cell>
          <table:table-cell/>
          <table:table-cell office:value-type="string">
            <text:p>#C:\Bibelbund\reprint\BuG1977-4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Tagebuch des Sekretärs. Haupttagung in Hannover</text:p>
          </table:table-cell>
          <table:table-cell office:value-type="string">
            <text:p>Almassy, Arpad von</text:p>
          </table:table-cell>
          <table:table-cell office:value-type="string">
            <text:p>Bibel+Gem</text:p>
          </table:table-cell>
          <table:table-cell office:value-type="string">
            <text:p>1975-4</text:p>
          </table:table-cell>
          <table:table-cell office:value-type="float" office:value="407">
            <text:p>407</text:p>
          </table:table-cell>
          <table:table-cell/>
          <table:table-cell office:value-type="string">
            <text:p>#C:\Bibelbund\reprint\BuG1975-4.pdf#</text:p>
          </table:table-cell>
          <table:table-cell office:value-type="string">
            <text:p>Aus dem Bibelbund</text:p>
          </table:table-cell>
          <table:table-cell table:number-columns-repeated="248"/>
        </table:table-row>
        <table:table-row table:style-name="ro1">
          <table:table-cell office:value-type="string">
            <text:p>Tagebuch des Sekretärs. Mitteilungen</text:p>
          </table:table-cell>
          <table:table-cell office:value-type="string">
            <text:p>Almassy, Arpad von</text:p>
          </table:table-cell>
          <table:table-cell office:value-type="string">
            <text:p>Bibel+Gem</text:p>
          </table:table-cell>
          <table:table-cell office:value-type="string">
            <text:p>1974-1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#C:\Bibelbund\reprint\BuG1974-1.pdf#</text:p>
          </table:table-cell>
          <table:table-cell office:value-type="string">
            <text:p>Aus dem Bibelbund</text:p>
          </table:table-cell>
          <table:table-cell table:number-columns-repeated="248"/>
        </table:table-row>
      </table:table>
      <table:named-expressions>
        <table:named-range table:name="Bibelbund_Abfrage" table:base-cell-address="$Bibelbund_Abfrage.$A$1" table:cell-range-address="$Bibelbund_Abfrage.$A$1:.$H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S Sans Serif" svg:font-family="'MS Sans Serif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MS Sans Serif" style:font-name-complex="MS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1.27cm" fo:margin-bottom="1.27cm" fo:margin-left="1.9cm" fo:margin-right="1.9cm" style:first-page-number="continue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3">03.10.2007</text:date>, <text:time>12:0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ibelbund_5f_Abfrage" style:display-name="PageStyle_Bibelbund_Abfrage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10-03T10:00:13</meta:creation-date>
    <dc:creator>Thomas Preymesser</dc:creator>
    <dc:date>2007-10-03T12:06:44</dc:date>
    <meta:print-date>2007-06-17T13:37:27</meta:print-date>
    <dc:language>de-DE</dc:language>
    <meta:editing-cycles>2</meta:editing-cycles>
    <meta:editing-duration>PT1H12M10S</meta:editing-duration>
    <meta:user-defined meta:name="Info 1"/>
    <meta:user-defined meta:name="Info 2"/>
    <meta:user-defined meta:name="Info 3"/>
    <meta:user-defined meta:name="Info 4"/>
    <meta:document-statistic meta:table-count="1" meta:cell-count="352"/>
  </office:meta>
</office:document-meta>
</file>